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78AA80B6EBEAC58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text-transform="uppercase" fo:color="#336633" style:font-name="Calibri1" fo:font-size="24pt" fo:font-weight="normal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1.905cm" fo:margin-right="0cm" fo:margin-top="0.101cm" fo:margin-bottom="0.101cm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left="1.905cm" fo:margin-right="0cm" fo:margin-top="0.101cm" fo:margin-bottom="0.101cm" fo:line-height="100%" fo:text-align="end" style:justify-single-word="false" fo:text-indent="0.199cm" style:auto-text-indent="false" style:writing-mode="lr-tb"/>
    </style:style>
    <style:style style:name="P7" style:family="paragraph" style:parent-style-name="Text_20_body">
      <style:paragraph-properties fo:margin-left="1.905cm" fo:margin-right="0cm" fo:margin-top="0.101cm" fo:margin-bottom="0.101cm" fo:line-height="100%" fo:text-align="end" style:justify-single-word="false" fo:text-indent="0.199cm" style:auto-text-indent="false" style:writing-mode="lr-tb"/>
      <style:text-properties style:font-name="Calibri1" fo:font-size="12pt" style:font-size-asian="12pt" style:font-size-complex="12pt"/>
    </style:style>
    <style:style style:name="P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Standard">
      <style:paragraph-properties fo:break-before="page"/>
      <style:text-properties style:font-name="DejaVu Sans" fo:font-size="10pt" style:font-size-asian="10pt" style:font-size-complex="10pt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style:font-name="Calibri" fo:font-size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Calibri" fo:font-size="12pt"/>
    </style:style>
    <style:style style:name="P17" style:family="paragraph" style:parent-style-name="Text_20_body" style:list-style-name="L1">
      <style:paragraph-properties fo:margin-left="0cm" fo:margin-right="0cm" fo:text-indent="0cm" style:auto-text-indent="false"/>
      <style:text-properties style:font-name="Calibri" fo:font-size="12pt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fo:letter-spacing="-0.012cm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style:font-name="Calibri" fo:font-size="12pt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21.918cm" svg:width="17.009cm" draw:z-index="0">
        <draw:text-box fo:min-height="2.224cm">
          <text:p text:style-name="P2"/>
          <text:p text:style-name="P2">PROGRAMACIÓN</text:p>
          <text:p text:style-name="P2">CFGS DAW</text:p>
        </draw:text-box>
      </draw:frame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UNIDAD </text:p>
      <text:p text:style-name="P12">Colecciones</text:p>
      <text:p text:style-name="P3">ejercici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4"><text:span text:style-name="T4">Autores:</text:span></text:p>
      <text:p text:style-name="P4"><text:span text:style-name="T5">Cristina Moreno Ruiz y chatGPT</text:span></text:p>
      <text:p text:style-name="P4"><text:a xlink:type="simple" xlink:href="mailto:cmorenoruiz@educa.madrid.org" text:style-name="Internet_20_link" text:visited-style-name="Visited_20_Internet_20_Link">cmorenoruiz@educa.madrid.org</text:a><text:span text:style-name="T5"> </text:span></text:p>
      <text:p text:style-name="P6"/>
      <text:p text:style-name="P7"/>
      <text:p text:style-name="P7">2023/2024</text:p>
      <text:p text:style-name="P9">Licencia</text:p>
      <text:p text:style-name="Standard"/>
      <text:p text:style-name="P8"><draw:frame draw:style-name="fr2" draw:name="Imagen1" text:anchor-type="paragraph" svg:x="0.741cm" svg:y="0cm" svg:width="2cm" svg:height="0.7cm" draw:z-index="1"><draw:image xlink:href="Pictures/10000000000000760000002978AA80B6EBEAC583.png" xlink:type="simple" xlink:show="embed" xlink:actuate="onLoad"/></draw:frame><text:span text:style-name="T3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0"/>
      <text:p text:style-name="Text_20_body"/>
      <text:p text:style-name="Standard"/>
      <text:p text:style-name="Titulo">UD. COLECciones</text:p>
      <text:p text:style-name="Titulo"/>
      <text:h text:style-name="Heading_20_1" text:outline-level="1" text:is-list-header="true">Ejercicios</text:h>
      <text:list xml:id="list1586179402" text:style-name="L1">
        <text:list-header>
          <text:p text:style-name="P17">HashMap:</text:p>
        </text:list-header>
        <text:list-item>
          <text:p text:style-name="P15">Crea un programa que solicite al usuario que ingrese una lista de nombres y sus respectivos números de teléfono. Utiliza un HashMap para almacenar los nombres como claves y los números de teléfono como valores. Luego, permite al usuario buscar un nombre y mostrar el número de teléfono correspondiente.</text:p>
        </text:list-item>
        <text:list-item>
          <text:p text:style-name="P15">Implementa un programa que cuente la frecuencia de cada palabra en una oración. Utiliza un HashMap para almacenar las palabras como claves y sus frecuencias como valores. Muestra el resultado al final.</text:p>
          <text:p text:style-name="P17"/>
        </text:list-item>
      </text:list>
      <text:p text:style-name="P16">HashSet:</text:p>
      <text:list xml:id="list194340084482275" text:continue-numbering="true" text:style-name="L1">
        <text:list-item>
          <text:p text:style-name="P15">Crea una clase "Persona" con atributos como nombre, edad y ciudad. Crea un conjunto HashSet de objetos de tipo Persona y agrega varias instancias a él. Luego, recorre el conjunto y muestra los nombres de las personas mayores de 30 años.</text:p>
        </text:list-item>
        <text:list-item>
          <text:p text:style-name="P15">Implementa un programa que encuentre los elementos duplicados en un arreglo de enteros. Utiliza un HashSet para almacenar los elementos duplicados y muéstralos al final.</text:p>
          <text:p text:style-name="P17"/>
          <text:p text:style-name="P17">LinkedList:</text:p>
        </text:list-item>
        <text:list-item>
          <text:p text:style-name="P15">Crea un programa que simule una lista de reproducción de música. Utiliza una LinkedList para almacenar las canciones en orden. Implementa funciones para agregar canciones al inicio y al final de la lista, reproducir la siguiente canción y mostrar la lista de reproducción completa.</text:p>
        </text:list-item>
        <text:list-item>
          <text:p text:style-name="P14"><text:span text:style-name="T6">Implementa una cola utilizando una LinkedList. Crea funciones para agregar elementos a la cola y para sacar elementos de la cola en orden. Por ejemplo, personas que esperan en la cola del cine.</text:span></text:p>
          <text:p text:style-name="P17"/>
          <text:p text:style-name="P17">Comparable:</text:p>
        </text:list-item>
        <text:list-item>
          <text:p text:style-name="P15">Crea una clase "Producto" con atributos como nombre, precio y cantidad. Implementa la interfaz Comparable en la clase Producto para que los productos se puedan ordenar por precio de forma ascendente. Crea una lista de objetos Producto y ordénala utilizando el método sort() de Collections.</text:p>
        </text:list-item>
        <text:list-item>
          <text:p text:style-name="P15">Crea una clase "Estudiante" con atributos como nombre, edad y promedio. Implementa la interfaz Comparable en la clase Estudiante para que los estudiantes se puedan ordenar por promedio de forma descendente. Crea una lista de objetos Estudiante y ordénala utilizando el método sort() de Collections.</text:p>
          <text:p text:style-name="P15"><text:soft-page-break/></text:p>
          <text:p text:style-name="P17">Comparator:</text:p>
        </text:list-item>
        <text:list-item>
          <text:p text:style-name="P15">Crea una clase "Libro" con atributos como título, autor y año de publicación. Implementa un comparador personalizado llamado "ComparadorLibros" que ordene los libros por año de publicación de forma descendente. Crea una lista de objetos Libro y ordénala utilizando el comparador personalizado.</text:p>
        </text:list-item>
        <text:list-item>
          <text:p text:style-name="P15">Crea una clase "Pelicula" con atributos como título, director y duración. Implementa un comparador personalizado llamado "ComparadorPeliculas" que ordene las películas por duración de forma ascendente. Crea una lista de objetos Pelicula y ordénala utilizando el comparador personalizado.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1cm" fo:margin-bottom="0.109cm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left="0cm" fo:margin-right="0cm" fo:margin-top="0.42cm" fo:margin-bottom="0.51cm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style:paragraph-properties fo:margin-left="2.401cm" fo:margin-right="0.101cm" fo:margin-top="0.15cm" fo:margin-bottom="0.199cm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Calibri1" fo:font-family="Calibri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 <text:tab/><text:tab/>UD. COLECciones</text:span></text:p>
      </style:header>
      <style:footer>
        <text:p text:style-name="Footer"><text:span text:style-name="MT1">CFGS. Desarrollo de Aplicaciones WEB<text:tab/><text:tab/>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58:50.938915837</meta:creation-date>
    <meta:editing-duration>PT4H32M45S</meta:editing-duration>
    <meta:editing-cycles>50</meta:editing-cycles>
    <meta:generator>LibreOffice/6.0.7.3$Linux_X86_64 LibreOffice_project/00m0$Build-3</meta:generator>
    <dc:title>Plantilla CEED (1)</dc:title>
    <dc:date>2023-07-24T19:43:38.790114938</dc:date>
    <meta:document-statistic meta:table-count="0" meta:image-count="1" meta:object-count="0" meta:page-count="3" meta:paragraph-count="31" meta:word-count="481" meta:character-count="3131" meta:non-whitespace-character-count="2683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